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link is given below is Merged File link which I am attaching here and shared with my personal google drive folder. Cause the Merged file size is more than 25 MB which is not taking by GitHub.</text:p>
      <text:p text:style-name="Normal"><text:a xlink:href="https://drive.google.com/drive/folders/11KefASuYiyXl28AHDJfmjciWfuhHXSnH?usp=sharing" office:target-frame-name="_top" xlink:show="replace"><text:span text:style-name="Hyperlink">https://drive.google.com/drive/folders/11KefASuYiyXl28AHDJfmjciWfuhHXSnH?usp=sharing</text:span></text:a><text:line-break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skedshaj@gmail.com</meta:initial-creator>
    <dc:creator>maskedshaj@gmail.com</dc:creator>
    <meta:creation-date>2023-08-23T09:55:00Z</meta:creation-date>
    <dc:date>2023-08-23T09:55:00Z</dc:date>
    <meta:template xlink:href="Normal" xlink:type="simple"/>
    <meta:editing-cycles>2</meta:editing-cycles>
    <meta:editing-duration>PT60S</meta:editing-duration>
    <meta:document-statistic meta:page-count="1" meta:paragraph-count="1" meta:word-count="57" meta:character-count="386" meta:row-count="2" meta:non-whitespace-character-count="330"/>
  </office:meta>
</office:document-meta>
</file>